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MathJax_Script" svg:font-family="MathJax_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 fo:min-height="0.258cm" fo:min-width="0cm"/>
    </style:style>
    <style:style style:name="gr2" style:family="graphic" style:parent-style-name="objectwithoutfill">
      <style:graphic-properties svg:stroke-width="0.035cm" svg:stroke-color="#0066cc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3" style:family="graphic" style:parent-style-name="standard">
      <style:graphic-properties draw:stroke="none" svg:stroke-color="#000000" draw:fill="none" draw:fill-color="#ffffff" fo:min-height="0.00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035cm" svg:stroke-color="#0066cc" draw:marker-start-width="0.252cm" draw:marker-end-width="0.252cm" draw:fill-color="#e6e6e6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357cm"/>
    </style:style>
    <style:style style:name="P1" style:family="paragraph">
      <loext:graphic-properties draw:fill-color="#e6e6e6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Liberation Serif" fo:font-size="9pt" style:font-size-asian="9pt" style:font-size-complex="9pt"/>
    </style:style>
    <style:style style:name="P4" style:family="paragraph">
      <loext:graphic-properties draw:fill="none" draw:fill-color="#ffffff"/>
      <style:text-properties style:font-name="Liberation Serif" fo:font-size="9pt" style:font-size-asian="9pt" style:font-size-complex="9pt"/>
    </style:style>
    <style:style style:name="T1" style:family="text">
      <style:text-properties style:font-name="Liberation Serif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508cm" svg:x="2.358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508cm" svg:x="2.104cm" svg:y="1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508cm" svg:x="1.85cm" svg:y="1.27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1.015cm" svg:height="0.507cm" svg:x="1.596cm" svg:y="1.27cm" svg:viewBox="0 0 1016 508" draw:points="0,0 1016,0 1016,508 0,508">
          <text:p/>
        </draw:polyline>
        <draw:frame draw:style-name="gr3" draw:text-style-name="P4" draw:layer="layout" svg:width="0.254cm" svg:height="0.607cm" svg:x="1.215cm" svg:y="1.002cm">
          <draw:text-box>
            <text:p text:style-name="P3"><text:span text:style-name="T1">λ</text:span></text:p>
          </draw:text-box>
        </draw:frame>
        <draw:frame draw:style-name="gr3" draw:text-style-name="P4" draw:layer="layout" svg:width="0.254cm" svg:height="0.607cm" svg:x="3.247cm" svg:y="1.016cm">
          <draw:text-box>
            <text:p text:style-name="P3"><text:span text:style-name="T1">μ</text:span></text:p>
          </draw:text-box>
        </draw:frame>
        <draw:polyline draw:style-name="gr4" draw:text-style-name="P2" draw:layer="layout" svg:width="0.358cm" svg:height="0.358cm" draw:transform="rotate (0.785398163397448) translate (1.088cm 1.524cm)" svg:viewBox="0 0 359 359" draw:points="180,359 359,359 0,0 359,359 359,180">
          <text:p/>
        </draw:polyline>
        <draw:polyline draw:style-name="gr4" draw:text-style-name="P2" draw:layer="layout" svg:width="0.358cm" svg:height="0.358cm" draw:transform="rotate (0.785398163397448) translate (3.12cm 1.524cm)" svg:viewBox="0 0 359 359" draw:points="180,359 359,359 0,0 359,359 359,180">
          <text:p/>
        </draw:polyline>
        <draw:custom-shape draw:style-name="gr1" draw:text-style-name="P1" draw:layer="layout" svg:width="0.254cm" svg:height="0.508cm" svg:x="6.041cm" svg:y="1.2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508cm" svg:x="5.787cm" svg:y="1.28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508cm" svg:x="5.533cm" svg:y="1.284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1.015cm" svg:height="0.507cm" svg:x="5.279cm" svg:y="1.284cm" svg:viewBox="0 0 1016 508" draw:points="0,0 1016,0 1016,508 0,508">
          <text:p/>
        </draw:polyline>
        <draw:frame draw:style-name="gr3" draw:text-style-name="P4" draw:layer="layout" svg:width="0.254cm" svg:height="0.607cm" svg:x="4.898cm" svg:y="1.016cm">
          <draw:text-box>
            <text:p text:style-name="P3"><text:span text:style-name="T1">λ</text:span></text:p>
          </draw:text-box>
        </draw:frame>
        <draw:frame draw:style-name="gr3" draw:text-style-name="P4" draw:layer="layout" svg:width="0.254cm" svg:height="0.607cm" svg:x="6.931cm" svg:y="0.618cm">
          <draw:text-box>
            <text:p text:style-name="P3"><text:span text:style-name="T1">μ</text:span></text:p>
          </draw:text-box>
        </draw:frame>
        <draw:polyline draw:style-name="gr4" draw:text-style-name="P2" draw:layer="layout" svg:width="0.358cm" svg:height="0.358cm" draw:transform="rotate (0.785398163397448) translate (4.771cm 1.538cm)" svg:viewBox="0 0 359 359" draw:points="180,359 359,359 0,0 359,359 359,180">
          <text:p/>
        </draw:polyline>
        <draw:polyline draw:style-name="gr4" draw:text-style-name="P2" draw:layer="layout" svg:width="0.358cm" svg:height="0.358cm" draw:transform="rotate (0.785398163397448) translate (6.804cm 1.126cm)" svg:viewBox="0 0 359 359" draw:points="180,359 359,359 0,0 359,359 359,180">
          <text:p/>
        </draw:polyline>
        <draw:polygon draw:style-name="gr5" draw:text-style-name="P1" draw:layer="layout" svg:width="0.507cm" svg:height="0.507cm" svg:x="2.612cm" svg:y="1.27cm" svg:viewBox="0 0 508 508" draw:points="508,127 0,0 0,508 508,381">
          <text:p/>
        </draw:polygon>
        <draw:polygon draw:style-name="gr5" draw:text-style-name="P1" draw:layer="layout" svg:width="0.507cm" svg:height="0.507cm" svg:x="6.296cm" svg:y="0.872cm" svg:viewBox="0 0 508 508" draw:points="508,127 0,0 0,508 508,381">
          <text:p/>
        </draw:polygon>
        <draw:polygon draw:style-name="gr5" draw:text-style-name="P1" draw:layer="layout" svg:width="0.507cm" svg:height="0.507cm" svg:x="6.305cm" svg:y="1.668cm" svg:viewBox="0 0 508 508" draw:points="508,127 0,0 0,508 508,381">
          <text:p/>
        </draw:polygon>
        <draw:frame draw:style-name="gr6" draw:text-style-name="P4" draw:layer="layout" svg:width="0.254cm" svg:height="0.607cm" svg:x="6.94cm" svg:y="1.414cm">
          <draw:text-box>
            <text:p text:style-name="P3"><text:span text:style-name="T1">μ</text:span></text:p>
          </draw:text-box>
        </draw:frame>
        <draw:polyline draw:style-name="gr4" draw:text-style-name="P2" draw:layer="layout" svg:width="0.358cm" svg:height="0.358cm" draw:transform="rotate (0.785398163397448) translate (6.813cm 1.922cm)" svg:viewBox="0 0 359 359" draw:points="180,359 359,359 0,0 359,359 359,180">
          <text:p/>
        </draw:polyline>
        <draw:custom-shape draw:style-name="gr1" draw:text-style-name="P1" draw:layer="layout" svg:width="0.254cm" svg:height="0.508cm" svg:x="10.105cm" svg:y="0.9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508cm" svg:x="9.851cm" svg:y="0.9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508cm" svg:x="9.597cm" svg:y="0.903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1.015cm" svg:height="0.507cm" svg:x="9.343cm" svg:y="0.903cm" svg:viewBox="0 0 1016 508" draw:points="0,0 1016,0 1016,508 0,508">
          <text:p/>
        </draw:polyline>
        <draw:frame draw:style-name="gr3" draw:text-style-name="P4" draw:layer="layout" svg:width="0.254cm" svg:height="0.607cm" svg:x="8.454cm" svg:y="1.044cm">
          <draw:text-box>
            <text:p text:style-name="P3"><text:span text:style-name="T1">λ</text:span></text:p>
          </draw:text-box>
        </draw:frame>
        <draw:frame draw:style-name="gr3" draw:text-style-name="P4" draw:layer="layout" svg:width="0.254cm" svg:height="0.607cm" svg:x="10.994cm" svg:y="0.649cm">
          <draw:text-box>
            <text:p text:style-name="P3"><text:span text:style-name="T1">μ</text:span></text:p>
          </draw:text-box>
        </draw:frame>
        <draw:polyline draw:style-name="gr4" draw:text-style-name="P2" draw:layer="layout" svg:width="0.358cm" svg:height="0.358cm" draw:transform="rotate (0.785398163397448) translate (10.867cm 1.157cm)" svg:viewBox="0 0 359 359" draw:points="180,359 359,359 0,0 359,359 359,180">
          <text:p/>
        </draw:polyline>
        <draw:polygon draw:style-name="gr5" draw:text-style-name="P1" draw:layer="layout" svg:width="0.507cm" svg:height="0.507cm" svg:x="10.359cm" svg:y="0.903cm" svg:viewBox="0 0 508 508" draw:points="508,127 0,0 0,508 508,381">
          <text:p/>
        </draw:polygon>
        <draw:custom-shape draw:style-name="gr1" draw:text-style-name="P1" draw:layer="layout" svg:width="0.254cm" svg:height="0.508cm" svg:x="10.105cm" svg:y="1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508cm" svg:x="9.851cm" svg:y="1.6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254cm" svg:height="0.508cm" svg:x="9.597cm" svg:y="1.651cm">
          <text:p/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1.015cm" svg:height="0.507cm" svg:x="9.343cm" svg:y="1.651cm" svg:viewBox="0 0 1016 508" draw:points="0,0 1016,0 1016,508 0,508">
          <text:p/>
        </draw:polyline>
        <draw:frame draw:style-name="gr3" draw:text-style-name="P4" draw:layer="layout" svg:width="0.254cm" svg:height="0.607cm" svg:x="10.994cm" svg:y="1.397cm">
          <draw:text-box>
            <text:p text:style-name="P3"><text:span text:style-name="T1">μ</text:span></text:p>
          </draw:text-box>
        </draw:frame>
        <draw:polyline draw:style-name="gr4" draw:text-style-name="P2" draw:layer="layout" svg:width="0.316cm" svg:height="0.304cm" draw:transform="skewX (0.283790536374278) rotate (0.927817030360185) translate (8.962cm 1.905cm)" svg:viewBox="0 0 317 305" draw:points="159,305 317,305 0,0 317,305 317,153">
          <text:p/>
        </draw:polyline>
        <draw:polyline draw:style-name="gr4" draw:text-style-name="P2" draw:layer="layout" svg:width="0.358cm" svg:height="0.358cm" draw:transform="rotate (0.785398163397448) translate (10.867cm 1.905cm)" svg:viewBox="0 0 359 359" draw:points="180,359 359,359 0,0 359,359 359,180">
          <text:p/>
        </draw:polyline>
        <draw:polygon draw:style-name="gr5" draw:text-style-name="P1" draw:layer="layout" svg:width="0.507cm" svg:height="0.507cm" svg:x="10.359cm" svg:y="1.651cm" svg:viewBox="0 0 508 508" draw:points="508,127 0,0 0,508 508,381">
          <text:p/>
        </draw:polygon>
        <draw:polyline draw:style-name="gr4" draw:text-style-name="P2" draw:layer="layout" svg:width="0.668cm" svg:height="0.739cm" draw:transform="rotate (-2.15879775179179) translate (9.31369196228533cm 1.37746070948753cm)" svg:viewBox="0 0 669 740" draw:points="0,423 458,423 669,740 458,423 634,0">
          <text:p/>
        </draw:polyline>
        <draw:polyline draw:style-name="gr4" draw:text-style-name="P2" draw:layer="layout" svg:width="0.316cm" svg:height="0.304cm" draw:transform="skewX (0.283790536374278) rotate (0.927817030360185) translate (8.962cm 1.143cm)" svg:viewBox="0 0 317 305" draw:points="159,305 317,305 0,0 317,305 317,153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MathJax_Script" svg:font-family="MathJax_Scrip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28T13:30:07.231336051</dc:date>
    <meta:editing-duration>PT5H1M52S</meta:editing-duration>
    <meta:editing-cycles>12</meta:editing-cycles>
    <meta:generator>LibreOffice/5.0.3.2$Linux_X86_64 LibreOffice_project/00m0$Build-2</meta:generator>
    <meta:document-statistic meta:object-count="39"/>
  </office:meta>
</office:document-meta>
</file>